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Сначала создать выполнить импорт файла .csv в excel и провести аналитику. Затем в таблицах google</text:p>
      <text:p text:style-name="Standard">ДЗ: Для отображения количества спортсменов будем использовать Количество по полю Name </text:p>
      <text:p text:style-name="Standard"/>
      <text:p text:style-name="Standard">(в нашем случае, количество всех спортсменов и их результатов за 120 лет истории Игр). </text:p>
      <text:p text:style-name="Standard"/>
      <text:p text:style-name="Standard">Задания: </text:p>
      <text:p text:style-name="Standard"/>
      <text:p text:style-name="Standard">1. <text:s text:c="3"/>Какие Олимпийские игры собрали наибольшее количество спортсменов? (line chart) </text:p>
      <text:p text:style-name="Standard">2. <text:s text:c="3"/>На каких Олимпийских играх было (зимних и летних) завоевано больше всего золотых медалей? </text:p>
      <text:p text:style-name="Standard">3. <text:s text:c="3"/>На каких Олимпийских играх (зимних и летних) был самый низкий (в среднем) рост среди спортсменов? </text:p>
      <text:p text:style-name="Standard">4. <text:s text:c="3"/>С какого года начали проводиться Олимпийские игры попеременно? </text:p>
      <text:p text:style-name="Standard">5. <text:s text:c="3"/>Сколько всего за историю игра завоевала команда Зимбабве золотых медалей? (area chart) </text:p>
      <text:p text:style-name="Standard">6. <text:s text:c="3"/>Когда начали соревноваться женщины в водном поло? </text:p>
      <text:p text:style-name="Standard">7. <text:s text:c="3"/>Кто был самым легким спортсменом команды из Австралии за все игры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3T16:20:35.187489052</meta:creation-date>
    <dc:date>2022-08-23T16:21:10.680259891</dc:date>
    <meta:editing-duration>PT36S</meta:editing-duration>
    <meta:editing-cycles>1</meta:editing-cycles>
    <meta:document-statistic meta:table-count="0" meta:image-count="0" meta:object-count="0" meta:page-count="1" meta:paragraph-count="11" meta:word-count="123" meta:character-count="854" meta:non-whitespace-character-count="712"/>
    <meta:generator>LibreOffice/6.4.7.2$Linux_X86_64 LibreOffice_project/40$Build-2</meta:generator>
  </office:meta>
</office:document-meta>
</file>